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5.99cm" table:align="center"/>
    </style:style>
    <style:style style:name="Tabla1.A" style:family="table-column">
      <style:table-column-properties style:column-width="3.685cm"/>
    </style:style>
    <style:style style:name="Tabla1.B" style:family="table-column">
      <style:table-column-properties style:column-width="2.305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6.749cm" table:align="center"/>
    </style:style>
    <style:style style:name="Tabla4.A" style:family="table-column">
      <style:table-column-properties style:column-width="4.441cm"/>
    </style:style>
    <style:style style:name="Tabla4.B" style:family="table-column">
      <style:table-column-properties style:column-width="2.307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 style:data-style-name="N113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 style:data-style-name="N113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3" style:family="table">
      <style:table-properties style:width="11cm" table:align="center"/>
    </style:style>
    <style:style style:name="Tabla3.A" style:family="table-column">
      <style:table-column-properties style:column-width="2.891cm"/>
    </style:style>
    <style:style style:name="Tabla3.B" style:family="table-column">
      <style:table-column-properties style:column-width="1.607cm"/>
    </style:style>
    <style:style style:name="Tabla3.C" style:family="table-column">
      <style:table-column-properties style:column-width="1.796cm"/>
    </style:style>
    <style:style style:name="Tabla3.D" style:family="table-column">
      <style:table-column-properties style:column-width="3.496cm"/>
    </style:style>
    <style:style style:name="Tabla3.E" style:family="table-column">
      <style:table-column-properties style:column-width="1.2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C1" style:family="table-cell">
      <style:table-cell-properties fo:padding="0.097cm" fo:border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dddddd" draw:opacity="100%"/>
      <style:paragraph-properties fo:margin-left="0.4cm" fo:margin-right="0cm" fo:margin-top="0cm" fo:margin-bottom="0cm" style:contextual-spacing="false" fo:text-align="start" style:justify-single-word="false" fo:text-indent="-0.4cm" style:auto-text-indent="false" fo:break-before="page" fo:background-color="#dddddd"/>
      <style:text-properties style:font-name="Arial" fo:font-size="9pt" fo:language="es" fo:country="ES" officeooo:paragraph-rsid="021e37e9" style:font-size-asian="9pt" style:font-name-complex="Arial"/>
    </style:style>
    <style:style style:name="P2" style:family="paragraph" style:parent-style-name="Standard">
      <style:paragraph-properties fo:margin-left="0.4cm" fo:margin-right="0cm" fo:margin-top="0cm" fo:margin-bottom="0cm" style:contextual-spacing="false" fo:text-align="start" style:justify-single-word="false" fo:text-indent="-0.4cm" style:auto-text-indent="false"/>
      <style:text-properties style:font-name="Arial" fo:font-size="9pt" fo:language="es" fo:country="ES" officeooo:paragraph-rsid="021e37e9" style:font-size-asian="9pt" style:font-name-complex="Arial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9pt" fo:language="es" fo:country="ES" officeooo:rsid="021ec071" officeooo:paragraph-rsid="021ec071" style:font-size-asian="9pt" style:font-name-complex="Arial"/>
    </style:style>
    <style:style style:name="P4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9pt" fo:language="es" fo:country="ES" officeooo:rsid="02214855" officeooo:paragraph-rsid="02214855" style:font-size-asian="9pt" style:font-name-complex="Arial"/>
    </style:style>
    <style:style style:name="P5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2ba22" officeooo:paragraph-rsid="0222ba22" style:font-size-asian="9pt" style:font-name-complex="Arial"/>
    </style:style>
    <style:style style:name="P6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6bb5d" officeooo:paragraph-rsid="0226bb5d" style:font-size-asian="9pt" style:font-name-complex="Ari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226bb5d" officeooo:paragraph-rsid="0226bb5d" style:font-size-asian="9pt" style:font-name-complex="Arial"/>
    </style:style>
    <style:style style:name="P8" style:family="paragraph" style:parent-style-name="Standard">
      <loext:graphic-properties draw:fill="solid" draw:fill-color="#dddddd" draw:opacity="100%"/>
      <style:paragraph-properties fo:margin-left="0.4cm" fo:margin-right="0cm" fo:margin-top="0cm" fo:margin-bottom="0cm" style:contextual-spacing="false" fo:text-align="start" style:justify-single-word="false" fo:text-indent="-0.4cm" style:auto-text-indent="false" fo:background-color="#dddddd"/>
      <style:text-properties style:font-name="Arial" fo:font-size="9pt" fo:language="es" fo:country="ES" officeooo:paragraph-rsid="0228700d" style:font-size-asian="9pt" style:font-name-complex="Arial"/>
    </style:style>
    <style:style style:name="P9" style:family="paragraph" style:parent-style-name="Standard">
      <style:paragraph-properties fo:margin-left="0.4cm" fo:margin-right="0cm" fo:margin-top="0cm" fo:margin-bottom="0cm" style:contextual-spacing="false" fo:text-align="start" style:justify-single-word="false" fo:text-indent="-0.4cm" style:auto-text-indent="false"/>
      <style:text-properties style:font-name="Arial" fo:font-size="9pt" fo:language="es" fo:country="ES" officeooo:paragraph-rsid="022a177a" style:font-size-asian="9pt" style:font-name-complex="Arial"/>
    </style:style>
    <style:style style:name="P10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9pt" fo:language="es" fo:country="ES" officeooo:rsid="022a177a" officeooo:paragraph-rsid="022a177a" style:font-size-asian="9pt" style:font-name-complex="Arial"/>
    </style:style>
    <style:style style:name="P11" style:family="paragraph" style:parent-style-name="Standard">
      <style:paragraph-properties fo:margin-left="0.4cm" fo:margin-right="0cm" fo:margin-top="0cm" fo:margin-bottom="0cm" style:contextual-spacing="false" fo:text-align="start" style:justify-single-word="false" fo:text-indent="-0.4cm" style:auto-text-indent="false"/>
      <style:text-properties style:font-name="Arial" fo:font-size="9pt" fo:language="es" fo:country="ES" officeooo:rsid="0226bb5d" officeooo:paragraph-rsid="022a177a" style:font-size-asian="9pt" style:font-name-complex="Arial"/>
    </style:style>
    <style:style style:name="P12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6bb5d" officeooo:paragraph-rsid="022a4c87" style:font-size-asian="9pt" style:font-name-complex="Arial"/>
    </style:style>
    <style:style style:name="P13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6bb5d" officeooo:paragraph-rsid="022b10e0" style:font-size-asian="9pt" style:font-name-complex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22a4c87" officeooo:paragraph-rsid="022b10e0" style:font-size-asian="9pt" style:font-name-complex="Arial"/>
    </style:style>
    <style:style style:name="P1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Arial" fo:font-size="9pt" fo:language="zxx" fo:country="none" officeooo:rsid="022a4c87" style:font-size-asian="9pt" style:language-asian="zxx" style:country-asian="none" style:font-name-complex="Arial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22b10e0" officeooo:paragraph-rsid="022b10e0" style:font-size-asian="9pt" style:font-name-complex="Ari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language="zxx" fo:country="none" officeooo:rsid="022a4c87" style:font-size-asian="9pt" style:language-asian="zxx" style:country-asian="none" style:font-name-complex="Arial" style:language-complex="zxx" style:country-complex="none"/>
    </style:style>
    <style:style style:name="P18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2ba22" officeooo:paragraph-rsid="022bce19" style:font-size-asian="9pt" style:font-name-complex="Arial"/>
    </style:style>
    <style:style style:name="P19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paragraph-rsid="022bce19" style:font-size-asian="9pt" style:font-name-complex="Arial"/>
    </style:style>
    <style:style style:name="P20" style:family="paragraph" style:parent-style-name="Standard" style:master-page-name="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dddddd"/>
      <style:text-properties style:font-name="Arial" fo:font-size="9pt" fo:language="es" fo:country="ES" officeooo:paragraph-rsid="022bce19" style:font-size-asian="9pt" style:font-name-complex="Arial"/>
    </style:style>
    <style:style style:name="P21" style:family="paragraph" style:parent-style-name="Standard">
      <style:paragraph-properties fo:margin-left="0.4cm" fo:margin-right="0cm" fo:margin-top="0cm" fo:margin-bottom="0cm" style:contextual-spacing="false" fo:text-align="start" style:justify-single-word="false" fo:text-indent="-0.4cm" style:auto-text-indent="false"/>
      <style:text-properties style:font-name="Arial" fo:font-size="9pt" fo:language="es" fo:country="ES" officeooo:paragraph-rsid="0232a1df" style:font-size-asian="9pt" style:font-name-complex="Arial"/>
    </style:style>
    <style:style style:name="P2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9pt" fo:language="es" fo:country="ES" officeooo:rsid="021ec071" officeooo:paragraph-rsid="0232a1df" style:font-size-asian="9pt" style:font-name-complex="Arial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9pt" fo:language="es" fo:country="ES" officeooo:rsid="023419ad" officeooo:paragraph-rsid="023419ad" style:font-size-asian="9pt" style:font-name-complex="Arial"/>
    </style:style>
    <style:style style:name="P2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9pt" fo:language="es" fo:country="ES" officeooo:rsid="0232a1df" officeooo:paragraph-rsid="0232a1df" style:font-size-asian="9pt" style:font-name-complex="Arial"/>
    </style:style>
    <style:style style:name="P25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9pt" fo:language="es" fo:country="ES" officeooo:rsid="02214855" officeooo:paragraph-rsid="0232a1df" style:font-size-asian="9pt" style:font-name-complex="Arial"/>
    </style:style>
    <style:style style:name="P26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2ba22" officeooo:paragraph-rsid="0232a1df" style:font-size-asian="9pt" style:font-name-complex="Arial"/>
    </style:style>
    <style:style style:name="P27" style:family="paragraph" style:parent-style-name="Standard">
      <loext:graphic-properties draw:fill="none"/>
      <style:paragraph-properties fo:margin-left="0.4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6bb5d" officeooo:paragraph-rsid="0232a1df" style:font-size-asian="9pt" style:font-name-complex="Ari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officeooo:rsid="0226bb5d" officeooo:paragraph-rsid="0232a1df" style:font-size-asian="9pt" style:font-name-complex="Ari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2356d56" officeooo:paragraph-rsid="02356d56" style:font-size-asian="9pt" style:font-name-complex="Arial"/>
    </style:style>
    <style:style style:name="T1" style:family="text">
      <style:text-properties officeooo:rsid="0224e1ef"/>
    </style:style>
    <style:style style:name="T2" style:family="text">
      <style:text-properties officeooo:rsid="021e37e9"/>
    </style:style>
    <style:style style:name="T3" style:family="text">
      <style:text-properties officeooo:rsid="021ec071"/>
    </style:style>
    <style:style style:name="T4" style:family="text">
      <style:text-properties officeooo:rsid="0226bb5d"/>
    </style:style>
    <style:style style:name="T5" style:family="text">
      <style:text-properties officeooo:rsid="02225988"/>
    </style:style>
    <style:style style:name="T6" style:family="text">
      <style:text-properties fo:color="#0000ff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228700d"/>
    </style:style>
    <style:style style:name="T9" style:family="text">
      <style:text-properties officeooo:rsid="0222e93a"/>
    </style:style>
    <style:style style:name="T10" style:family="text">
      <style:text-properties officeooo:rsid="02356d56"/>
    </style:style>
    <style:style style:name="T11" style:family="text">
      <style:text-properties officeooo:rsid="022a177a"/>
    </style:style>
    <style:style style:name="T12" style:family="text">
      <style:text-properties officeooo:rsid="022a4c87"/>
    </style:style>
    <style:style style:name="T13" style:family="text">
      <style:text-properties officeooo:rsid="022b10e0"/>
    </style:style>
    <style:style style:name="T14" style:family="text">
      <style:text-properties officeooo:rsid="0230cf23"/>
    </style:style>
    <style:style style:name="T15" style:family="text">
      <style:text-properties officeooo:rsid="0232a1df"/>
    </style:style>
    <style:style style:name="T16" style:family="text">
      <style:text-properties officeooo:rsid="023419ad"/>
    </style:style>
    <style:style style:name="T17" style:family="text">
      <style:text-properties officeooo:rsid="02340f81"/>
    </style:style>
    <style:style style:name="T18" style:family="text">
      <style:text-properties officeooo:rsid="023534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1</text:span><text:span text:style-name="T2">. En una cafetería sirven </text:span><text:span text:style-name="T3">solo </text:span><text:span text:style-name="T2">los siguientes </text:span><text:span text:style-name="T3">productos:</text:span></text:p>
      <text:list xml:id="list2193567359" text:style-name="L1">
        <text:list-item>
          <text:p text:style-name="P3">café<text:span text:style-name="T4"> solo,</text:span> con leche de vaca, con leche de soja<text:span text:style-name="T5">, con azúcar, con sacarina</text:span></text:p>
        </text:list-item>
      </text:list>
      <text:p text:style-name="P4">Debemos diseñar un <text:span text:style-name="T6">sistema de codificación</text:span>, que ocupe el menor número de bits posible, de para cada <text:span text:style-name="T7">pedido individual</text:span> (el pedido de una mesa se compone de varios pedidos individuales), por ejemplo: café <text:span text:style-name="T8">solo</text:span> <text:span text:style-name="T5">sin azúcar</text:span> <text:span text:style-name="T8">.</text:span></text:p>
      <text:p text:style-name="P5"/>
      <text:p text:style-name="P5">Diseña 3 sistemas de codificación: directa, por campos, y <text:span text:style-name="T9">secuencia de códigos. Indica cuál sería la mejor y el por qué.</text:span></text:p>
      <text:p text:style-name="P6"/>
      <text:p text:style-name="P6">Además nos dan la información de que la distribución de pedidos al mes es normalmente: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afé solo</text:p>
          </table:table-cell>
          <table:table-cell table:style-name="Tabla1.B1" office:value-type="string">
            <text:p text:style-name="P7">1<text:span text:style-name="T10">0</text:span>%</text:p>
          </table:table-cell>
        </table:table-row>
        <table:table-row>
          <table:table-cell table:style-name="Tabla1.A2" office:value-type="string">
            <text:p text:style-name="P7">café con leche de vaca</text:p>
          </table:table-cell>
          <table:table-cell table:style-name="Tabla1.B2" office:value-type="string">
            <text:p text:style-name="P7"><text:span text:style-name="T10">7</text:span>0%</text:p>
          </table:table-cell>
        </table:table-row>
        <table:table-row>
          <table:table-cell table:style-name="Tabla1.A2" office:value-type="string">
            <text:p text:style-name="P7">café con leche de soja</text:p>
          </table:table-cell>
          <table:table-cell table:style-name="Tabla1.B2" office:value-type="string">
            <text:p text:style-name="P7"><text:span text:style-name="T10">2</text:span>0%</text:p>
          </table:table-cell>
        </table:table-row>
        <table:table-row>
          <table:table-cell table:style-name="Tabla1.A2" office:value-type="string">
            <text:p text:style-name="P7">con azucar</text:p>
          </table:table-cell>
          <table:table-cell table:style-name="Tabla1.B2" office:value-type="string">
            <text:p text:style-name="P7">40%</text:p>
          </table:table-cell>
        </table:table-row>
        <table:table-row>
          <table:table-cell table:style-name="Tabla1.A2" office:value-type="string">
            <text:p text:style-name="P7">con sacarina</text:p>
          </table:table-cell>
          <table:table-cell table:style-name="Tabla1.B2" office:value-type="string">
            <text:p text:style-name="P7">35%</text:p>
          </table:table-cell>
        </table:table-row>
        <table:table-row>
          <table:table-cell table:style-name="Tabla1.A2" office:value-type="string">
            <text:p text:style-name="P7">sin edulcorantes</text:p>
          </table:table-cell>
          <table:table-cell table:style-name="Tabla1.B2" office:value-type="string">
            <text:p text:style-name="P7">25%</text:p>
          </table:table-cell>
        </table:table-row>
      </table:table>
      <text:p text:style-name="P6"/>
      <text:p text:style-name="P8"/>
      <text:p text:style-name="P9"><text:span text:style-name="T8">2</text:span><text:span text:style-name="T2">. </text:span><text:span text:style-name="T11">Se desea crear un sistema de representación de texto donde se dispone de los caracteres siguientes del alfabeto castellano:</text:span></text:p>
      <text:list text:style-name="L2">
        <text:list-item>
          <text:p text:style-name="P10">A, B, C, D, E, F, G, H, I, J, K, L, M, N, Ñ, O, P, Q, R, S, T, U, V, W, X, Y, Z</text:p>
        </text:list-item>
        <text:list-item>
          <text:p text:style-name="P10">a, b, c, d, e, f, g, h, i, j, k, l, m, n, ñ, o, p, q, r, s, t, u, v, w, x, y, z</text:p>
        </text:list-item>
        <text:list-item>
          <text:p text:style-name="P10">á, é, í, ó, ú</text:p>
        </text:list-item>
        <text:list-item>
          <text:p text:style-name="P10">coma (", ")<text:span text:style-name="T12">,</text:span> punto (".")<text:span text:style-name="T12">, dos puntos y aparte (":")</text:span></text:p>
        </text:list-item>
        <text:list-item>
          <text:p text:style-name="P10">espacio, salto de línea</text:p>
        </text:list-item>
      </text:list>
      <text:p text:style-name="P11"/>
      <text:p text:style-name="P12">Además nos dan la información de que la distribución de<text:span text:style-name="T12"> uso de letras en los textos a codificar</text:span>:</text:p>
      <text:p text:style-name="P1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consonantes minúsculas</text:p>
          </table:table-cell>
          <table:table-cell table:style-name="Tabla4.B1" office:value-type="percentage" office:value="0.25">
            <text:p text:style-name="P15">25 %</text:p>
          </table:table-cell>
        </table:table-row>
        <table:table-row>
          <table:table-cell table:style-name="Tabla4.A2" office:value-type="string">
            <text:p text:style-name="P14">consonantes mayúsculas</text:p>
          </table:table-cell>
          <table:table-cell table:style-name="Tabla4.B2" office:value-type="percentage" office:value="0.05">
            <text:p text:style-name="P15">5 %</text:p>
          </table:table-cell>
        </table:table-row>
        <table:table-row>
          <table:table-cell table:style-name="Tabla4.A2" office:value-type="string">
            <text:p text:style-name="P14">vocales minúsculas</text:p>
          </table:table-cell>
          <table:table-cell table:style-name="Tabla4.B2" office:value-type="percentage" office:value="0.4">
            <text:p text:style-name="P15">40 %</text:p>
          </table:table-cell>
        </table:table-row>
        <table:table-row>
          <table:table-cell table:style-name="Tabla4.A2" office:value-type="string">
            <text:p text:style-name="P14">vocales m<text:span text:style-name="T13">ayúsculas</text:span></text:p>
          </table:table-cell>
          <table:table-cell table:style-name="Tabla4.B2" office:value-type="percentage" office:value="0.1">
            <text:p text:style-name="P15">10 %</text:p>
          </table:table-cell>
        </table:table-row>
        <table:table-row>
          <table:table-cell table:style-name="Tabla4.A2" office:value-type="string">
            <text:p text:style-name="P16">signos de puntuación</text:p>
          </table:table-cell>
          <table:table-cell table:style-name="Tabla4.B2" office:value-type="percentage" office:value="0.05">
            <text:p text:style-name="P15">5 %</text:p>
          </table:table-cell>
        </table:table-row>
        <table:table-row>
          <table:table-cell table:style-name="Tabla4.A6" office:value-type="string">
            <text:p text:style-name="P16">espacio</text:p>
          </table:table-cell>
          <table:table-cell table:style-name="Tabla4.B2" office:value-type="percentage" office:value="0.1">
            <text:p text:style-name="P15">10 %</text:p>
          </table:table-cell>
        </table:table-row>
        <table:table-row>
          <table:table-cell table:style-name="Tabla4.A6" office:value-type="string">
            <text:p text:style-name="P16">salto de línea</text:p>
          </table:table-cell>
          <table:table-cell table:style-name="Tabla4.B2" office:value-type="percentage" office:value="0.05">
            <text:p text:style-name="P17">5 %</text:p>
          </table:table-cell>
        </table:table-row>
      </table:table>
      <text:p text:style-name="P18"/>
      <text:p text:style-name="P18">Diseña 3 sistemas de codificación: directa, por campos, y <text:span text:style-name="T9">secuencia de códigos</text:span><text:span text:style-name="T14"> para textos que contengan ese tipo de características</text:span><text:span text:style-name="T9">. Indica cuál sería la mejor y el por qué.</text:span></text:p>
      <text:p text:style-name="P19"/>
      <text:p text:style-name="P20"/>
      <text:p text:style-name="P21"><text:span text:style-name="T15">3</text:span><text:span text:style-name="T2">. En una cafetería sirven </text:span><text:span text:style-name="T3">solo </text:span><text:span text:style-name="T2">los siguientes </text:span><text:span text:style-name="T3">productos:</text:span></text:p>
      <text:list text:continue-list="list2193567359" text:style-name="L1">
        <text:list-item>
          <text:p text:style-name="P22">café<text:span text:style-name="T4"> solo</text:span><text:span text:style-name="T15">, café americano</text:span><text:span text:style-name="T16"> (expreso con agua añadida, sin leche)</text:span><text:span text:style-name="T15">, café con leche</text:span></text:p>
        </text:list-item>
        <text:list-item>
          <text:p text:style-name="P23">cada café puede ser con o sin cafeína</text:p>
        </text:list-item>
        <text:list-item>
          <text:p text:style-name="P24"><text:span text:style-name="T17">el café con leche</text:span> puede ser <text:span text:style-name="T17">con leche de vaca, soja o avena.</text:span></text:p>
        </text:list-item>
        <text:list-item>
          <text:p text:style-name="P22"><text:span text:style-name="T16">todo tipo de café puede ser </text:span><text:span text:style-name="T5">con azúcar, con sacarina</text:span><text:span text:style-name="T16"> o sin edulcorante.</text:span></text:p>
        </text:list-item>
      </text:list>
      <text:p text:style-name="P25">Debemos diseñar un <text:span text:style-name="T6">sistema de codificación</text:span>, que ocupe el menor número de bits posible, de para cada <text:span text:style-name="T7">pedido individual</text:span> (el pedido de una mesa se compone de varios pedidos individuales), por ejemplo: café <text:span text:style-name="T8">solo</text:span> <text:span text:style-name="T5">sin azú</text:span><text:span text:style-name="T16">c</text:span><text:span text:style-name="T5">ar </text:span>con leche de vaca <text:span text:style-name="T8">.</text:span></text:p>
      <text:p text:style-name="P26"/>
      <text:p text:style-name="P26">Diseña 3 sistemas de codificación: directa, por campos, y <text:span text:style-name="T9">secuencia de códigos. Indica cuál sería la mejor y el por qué.</text:span></text:p>
      <text:p text:style-name="P27"/>
      <text:p text:style-name="P27">Además nos dan la información de que la distribución de pedidos al mes es normalmente:</text:p>
      <text:p text:style-name="P2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8">café solo</text:p>
          </table:table-cell>
          <table:table-cell table:style-name="Tabla3.B1" office:value-type="string">
            <text:p text:style-name="P28">1<text:span text:style-name="T10">5</text:span>%</text:p>
          </table:table-cell>
          <table:table-cell table:style-name="Tabla3.C1" office:value-type="string">
            <text:p text:style-name="P28"/>
          </table:table-cell>
          <table:table-cell table:style-name="Tabla3.A1" office:value-type="string">
            <text:p text:style-name="P29">leche de vaca</text:p>
          </table:table-cell>
          <table:table-cell table:style-name="Tabla3.B1" office:value-type="string">
            <text:p text:style-name="P29">50%</text:p>
          </table:table-cell>
        </table:table-row>
        <table:table-row>
          <table:table-cell table:style-name="Tabla3.A2" office:value-type="string">
            <text:p text:style-name="P28">café <text:span text:style-name="T10">americano</text:span></text:p>
          </table:table-cell>
          <table:table-cell table:style-name="Tabla3.B2" office:value-type="string">
            <text:p text:style-name="P29">5%</text:p>
          </table:table-cell>
          <table:table-cell table:style-name="Tabla3.C1" office:value-type="string">
            <text:p text:style-name="P29"/>
          </table:table-cell>
          <table:table-cell table:style-name="Tabla3.A2" office:value-type="string">
            <text:p text:style-name="P29">leche de avena</text:p>
          </table:table-cell>
          <table:table-cell table:style-name="Tabla3.B2" office:value-type="string">
            <text:p text:style-name="P29">25%</text:p>
          </table:table-cell>
        </table:table-row>
        <table:table-row>
          <table:table-cell table:style-name="Tabla3.A2" office:value-type="string">
            <text:p text:style-name="P28">café con leche</text:p>
          </table:table-cell>
          <table:table-cell table:style-name="Tabla3.B2" office:value-type="string">
            <text:p text:style-name="P28"><text:span text:style-name="T10">80</text:span>%</text:p>
          </table:table-cell>
          <table:table-cell table:style-name="Tabla3.C1" office:value-type="string">
            <text:p text:style-name="P28"/>
          </table:table-cell>
          <table:table-cell table:style-name="Tabla3.A2" office:value-type="string">
            <text:p text:style-name="P29">leche de soja</text:p>
          </table:table-cell>
          <table:table-cell table:style-name="Tabla3.B2" office:value-type="string">
            <text:p text:style-name="P29">25%</text:p>
          </table:table-cell>
        </table:table-row>
        <table:table-row>
          <table:table-cell table:style-name="Tabla3.A2" office:value-type="string">
            <text:p text:style-name="P28">con azucar</text:p>
          </table:table-cell>
          <table:table-cell table:style-name="Tabla3.B2" office:value-type="string">
            <text:p text:style-name="P28"><text:span text:style-name="T18">8</text:span>0%</text:p>
          </table:table-cell>
          <table:table-cell table:style-name="Tabla3.C1" office:value-type="string">
            <text:p text:style-name="P28"/>
          </table:table-cell>
          <table:table-cell table:style-name="Tabla3.A2" office:value-type="string">
            <text:p text:style-name="P29">con cafeína (normal)</text:p>
          </table:table-cell>
          <table:table-cell table:style-name="Tabla3.B2" office:value-type="string">
            <text:p text:style-name="P29">80%</text:p>
          </table:table-cell>
        </table:table-row>
        <table:table-row>
          <table:table-cell table:style-name="Tabla3.A2" office:value-type="string">
            <text:p text:style-name="P28">con sacarina</text:p>
          </table:table-cell>
          <table:table-cell table:style-name="Tabla3.B2" office:value-type="string">
            <text:p text:style-name="P28"><text:span text:style-name="T18">2</text:span>5%</text:p>
          </table:table-cell>
          <table:table-cell table:style-name="Tabla3.C1" office:value-type="string">
            <text:p text:style-name="P28"/>
          </table:table-cell>
          <table:table-cell table:style-name="Tabla3.A2" office:value-type="string">
            <text:p text:style-name="P29">descafeinado</text:p>
          </table:table-cell>
          <table:table-cell table:style-name="Tabla3.B2" office:value-type="string">
            <text:p text:style-name="P29">20%</text:p>
          </table:table-cell>
        </table:table-row>
        <table:table-row>
          <table:table-cell table:style-name="Tabla3.A2" office:value-type="string">
            <text:p text:style-name="P28">sin edulcorantes</text:p>
          </table:table-cell>
          <table:table-cell table:style-name="Tabla3.B2" office:value-type="string">
            <text:p text:style-name="P28">25%</text:p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  <table:table-cell table:style-name="Tabla3.C1" office:value-type="string">
            <text:p text:style-name="P2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percentage-style style:name="N113">
      <number:number number:decimal-places="0" number:min-decimal-places="0" number:min-integer-digits="1"/>
      <number:text> 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cm" style:rel-column-width="2041*"/>
    </style:style>
    <style:style style:name="Tabla2.B" style:family="table-column">
      <style:table-column-properties style:column-width="11.197cm" style:rel-column-width="6348*"/>
    </style:style>
    <style:style style:name="Tabla2.C" style:family="table-column">
      <style:table-column-properties style:column-width="4.203cm" style:rel-column-width="2383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2.69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1fe6be9" officeooo:paragraph-rsid="01fe6be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24e1ef"/>
    </style:style>
    <style:style style:name="MT14" style:family="text">
      <style:text-properties officeooo:rsid="020d5316"/>
    </style:style>
    <style:style style:name="MT15" style:family="text">
      <style:text-properties officeooo:rsid="023761b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0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<text:span text:style-name="MT13">REFUERZO </text:span><text:span text:style-name="MT14">BOLETÍN-01</text:span><text:span text:style-name="MT13">R</text:span><text:span text:style-name="MT15">efuerzo</text:span><text:span text:style-name="MT14">: </text:span>Representación de la información</text:p>
            </table:table-cell>
            <table:table-cell table:style-name="Tabla2.A1" office:value-type="string">
              <text:p text:style-name="MP5"><draw:frame draw:style-name="Mfr2" draw:name="Imagen1" text:anchor-type="as-char" svg:width="4.008cm" svg:height="0.792cm" draw:z-index="1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36M36S</meta:editing-duration>
    <meta:editing-cycles>415</meta:editing-cycles>
    <meta:generator>LibreOffice/24.8.1.2$Windows_X86_64 LibreOffice_project/87fa9aec1a63e70835390b81c40bb8993f1d4ff6</meta:generator>
    <dc:date>2024-10-06T20:55:08.854000000</dc:date>
    <meta:print-date>2023-10-17T13:42:09.845000000</meta:print-date>
    <meta:printed-by>Archivos PDF</meta:printed-by>
    <meta:document-statistic meta:table-count="4" meta:image-count="2" meta:object-count="0" meta:page-count="1" meta:paragraph-count="74" meta:word-count="484" meta:character-count="2539" meta:non-whitespace-character-count="2133"/>
    <meta:user-defined meta:name="Info 1"/>
    <meta:user-defined meta:name="Info 2"/>
    <meta:user-defined meta:name="Info 3"/>
    <meta:user-defined meta:name="Info 4"/>
  </office:meta>
</office:document-meta>
</file>